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c13c7" officeooo:paragraph-rsid="001c13c7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c13c7" officeooo:paragraph-rsid="001c13c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d9410" officeooo:paragraph-rsid="001d941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d9410" officeooo:paragraph-rsid="001d941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efcb2" officeooo:paragraph-rsid="001efcb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01dbf" officeooo:paragraph-rsid="00201db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19c6c" officeooo:paragraph-rsid="00219c6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19c6c" officeooo:paragraph-rsid="0027747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90730" officeooo:paragraph-rsid="0029073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ab79d" officeooo:paragraph-rsid="002ab79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317144" officeooo:paragraph-rsid="0031714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1pt" fo:font-weight="bold" officeooo:rsid="001c13c7" officeooo:paragraph-rsid="001c13c7" style:font-size-asian="9.60000038146973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fo:font-weight="bold" officeooo:rsid="001d9410" officeooo:paragraph-rsid="001d9410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277470" officeooo:paragraph-rsid="00277470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2pt" fo:font-weight="normal" officeooo:rsid="00290730" officeooo:paragraph-rsid="0029073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officeooo:rsid="00290730" officeooo:paragraph-rsid="00290730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officeooo:rsid="0022bfc2" officeooo:paragraph-rsid="00277470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normal" officeooo:rsid="00277470" officeooo:paragraph-rsid="0027747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17144" officeooo:paragraph-rsid="0031714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1adce" officeooo:paragraph-rsid="0031adc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31adce" officeooo:paragraph-rsid="0031adce" style:font-size-asian="10.5pt" style:font-weight-asian="bold" style:font-size-complex="12pt" style:font-weight-complex="bold"/>
    </style:style>
    <style:style style:name="T1" style:family="text">
      <style:text-properties officeooo:rsid="001efcb2"/>
    </style:style>
    <style:style style:name="T2" style:family="text">
      <style:text-properties officeooo:rsid="00201dbf"/>
    </style:style>
    <style:style style:name="T3" style:family="text">
      <style:text-properties officeooo:rsid="0022bfc2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90730" style:font-size-asian="10.5pt" style:font-weight-asian="normal" style:font-size-complex="12pt" style:font-weight-complex="normal"/>
    </style:style>
    <style:style style:name="T6" style:family="text">
      <style:text-properties style:text-position="super 58%" fo:font-size="15pt" fo:font-weight="bold" officeooo:rsid="00290730" style:font-size-asian="15pt" style:font-weight-asian="bold" style:font-size-complex="15pt" style:font-weight-complex="bold"/>
    </style:style>
    <style:style style:name="T7" style:family="text">
      <style:text-properties style:text-position="0% 100%"/>
    </style:style>
    <style:style style:name="T8" style:family="text">
      <style:text-properties style:text-position="0% 100%" fo:font-size="15pt" fo:font-weight="bold" officeooo:rsid="00290730" style:font-size-asian="15pt" style:font-weight-asian="bold" style:font-size-complex="15pt" style:font-weight-complex="bold"/>
    </style:style>
    <style:style style:name="T9" style:family="text">
      <style:text-properties style:text-position="0% 100%" style:font-name="Liberation Serif1"/>
    </style:style>
    <style:style style:name="T10" style:family="text">
      <style:text-properties style:text-position="0% 100%" style:font-name="Liberation Serif1" fo:font-size="15pt" fo:font-weight="bold" style:font-size-asian="15pt" style:font-weight-asian="bold" style:font-size-complex="15pt" style:font-weight-complex="bold"/>
    </style:style>
    <style:style style:name="T11" style:family="text">
      <style:text-properties style:text-position="0% 100%" style:font-name="Liberation Serif1" officeooo:rsid="00290730"/>
    </style:style>
    <style:style style:name="T12" style:family="text">
      <style:text-properties style:text-position="0% 100%" style:font-name="Liberation Serif1" fo:font-weight="bold" style:font-weight-asian="bold" style:font-weight-complex="bold"/>
    </style:style>
    <style:style style:name="T13" style:family="text">
      <style:text-properties style:text-position="0% 100%" style:font-name="Liberation Serif"/>
    </style:style>
    <style:style style:name="T14" style:family="text">
      <style:text-properties style:text-position="0% 100%" style:font-name="Liberation Serif"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15pt" fo:font-weight="normal" officeooo:rsid="00290730" style:font-size-asian="15pt" style:font-weight-asian="normal" style:font-size-complex="15pt" style:font-weight-complex="normal"/>
    </style:style>
    <style:style style:name="T16" style:family="text">
      <style:text-properties fo:font-size="15pt" fo:font-weight="bold" officeooo:rsid="00290730" style:font-size-asian="15pt" style:font-weight-asian="bold" style:font-size-complex="15pt" style:font-weight-complex="bold"/>
    </style:style>
    <style:style style:name="T17" style:family="text">
      <style:text-properties officeooo:rsid="002d75e0"/>
    </style:style>
    <style:style style:name="T18" style:family="text">
      <style:text-properties officeooo:rsid="002fb3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mi El Beblawy</text:p>
      <text:p text:style-name="P1">Edwin Srithammavanh</text:p>
      <text:p text:style-name="P2">Compte-Rendu de projet 2I006</text:p>
      <text:p text:style-name="P12">Le problème de Via Minimization</text:p>
      <text:p text:style-name="P13">Partie A</text:p>
      <text:p text:style-name="P4"/>
      <text:p text:style-name="P3">Exercice 1 – Lecture des instances et visualisation</text:p>
      <text:p text:style-name="P4">netlist.c visunetlist.c <text:s/>( SVGwriter.c SVGwriter.h)</text:p>
      <text:p text:style-name="P4"/>
      <text:p text:style-name="P4">Le Makefile créé un executable VisuNetlist qui permet de tracer une instance dans un fichier html. <text:s/></text:p>
      <text:p text:style-name="P4">Usage : ./VisuNetlist [chemin de l'instance] [longueur] [largeur] <text:s/></text:p>
      <text:p text:style-name="P4">Avec longueur et largeur les dimensions x et y du graphique en pixels.</text:p>
      <text:p text:style-name="P4"/>
      <text:p text:style-name="P3">Exercice 2 - Algorithme naïf de recherche des intersections :</text:p>
      <text:p text:style-name="P4">intersection.c </text:p>
      <text:p text:style-name="P4"/>
      <text:p text:style-name="P3">Exercice 3 - Algorithme de recherche des intersections par balayage et comparaison des performances :</text:p>
      <text:p text:style-name="P4">balayage.c benchmarking.<text:span text:style-name="T1">c</text:span></text:p>
      <text:p text:style-name="P4"/>
      <text:p text:style-name="P8">Q 3.3) <text:span text:style-name="T3">Calcul de la complexité de cette méthode :</text:span></text:p>
      <text:list xml:id="list808852171" text:style-name="L1">
        <text:list-item>
          <text:p text:style-name="P17">E et T sont des listes chaînées de taille O(n).</text:p>
        </text:list-item>
        <text:list-item>
          <text:p text:style-name="P18">La création de E est en O(nlogn) car c’est une liste triée. </text:p>
        </text:list-item>
        <text:list-item>
          <text:p text:style-name="P18">La boucle Pour parcourt O(n) éléments.</text:p>
          <text:list>
            <text:list-item>
              <text:p text:style-name="P18">Dans cette boucle Insérer(h, T) et Supprimer(h, T) sont en O(n) car dans le pire des cas il faut parcourir tous les éléments de T pour trouver la bonne place pour h, T étant une liste triée.</text:p>
            </text:list-item>
            <text:list-item>
              <text:p text:style-name="P18">La boucle Tant que peut-être itérée O(n) fois dans le cas où tous les segments horizontaux ont une ordonnée comprise entre les ordonnées des extrémités du segment vertical v considéré.</text:p>
            </text:list-item>
          </text:list>
        </text:list-item>
      </text:list>
      <text:p text:style-name="P14"><text:span text:style-name="T4">Dan</text:span><text:span text:style-name="T5">s ce cas l’algorithme a pour complexité</text:span><text:span text:style-name="T15"> </text:span><text:span text:style-name="T16">O(n</text:span><text:span text:style-name="T6">2</text:span><text:span text:style-name="T8">)</text:span></text:p>
      <text:p text:style-name="P15"/>
      <text:p text:style-name="P9"><text:span text:style-name="T7">Avec l’hypothèse que le nombre de segments horizontaux traversés par une droite verticale du plan est borné par </text:span><text:span text:style-name="T9">α</text:span><text:span text:style-name="T13"> la boucle Tant que est en O(</text:span><text:span text:style-name="T9">α). Donc la complexité de l’algorithme est </text:span><text:span text:style-name="T14">O(</text:span><text:span text:style-name="T10">αn)</text:span><text:span text:style-name="T9">.</text:span></text:p>
      <text:p text:style-name="P16">Donc si α&lt;&lt;n la complexité est en O(n). <text:s text:c="3"/></text:p>
      <text:p text:style-name="P7"/>
      <text:p text:style-name="P7"/>
      <text:p text:style-name="P3">Exercice 4 – Algorithme de recherche des intersections utilisant la structure d’AVL </text:p>
      <text:p text:style-name="P5">avl.c benchmarking.c</text:p>
      <text:p text:style-name="P4"/>
      <text:p text:style-name="P10">Q 4.4) <text:span text:style-name="T17">Complexités des méthodes de manipulation de l’AVL et de la méthode par balayage :</text:span></text:p>
      <text:p text:style-name="P4"/>
      <text:p text:style-name="P13">Partie B</text:p>
      <text:p text:style-name="P4"/>
      <text:p text:style-name="P3">Exercice 5</text:p>
      <text:p text:style-name="P6">graphe.c visugraphe.c</text:p>
      <text:p text:style-name="P6"/>
      <text:p text:style-name="P4">La fonction creer_graphe (graphe.c) créée le graphe associé à un fichier int.</text:p>
      <text:p text:style-name="P4">Elle prend un paramètre la netlist associée au fichier int et le nom du fichier int. Le graphe est créée en 3 étapes : les sommets, les arretes de conflits, puis les arretes de continuité. Il a été choisit de ne stocker que les arretes de conflits dans le tableau d’arretes de la structure graphe.</text:p>
      <text:p text:style-name="P4"><text:soft-page-break/></text:p>
      <text:p text:style-name="P4"/>
      <text:p text:style-name="P3">Exercice 6</text:p>
      <text:p text:style-name="P4">via_naif.c <text:span text:style-name="T2">visuvianaif.c</text:span>, pas de modification de l’énnoncé</text:p>
      <text:p text:style-name="P4"/>
      <text:p text:style-name="P4"/>
      <text:p text:style-name="P3">Exercice 7 – <text:span text:style-name="T18">Cycles impairs</text:span></text:p>
      <text:p text:style-name="P4">via_cycle.c <text:span text:style-name="T2">visuviacycle.c</text:span></text:p>
      <text:p text:style-name="P4"/>
      <text:p text:style-name="P4">La fonction detecte_cycle_impair renvoie -1 si aucun cycle impair n’est trouvé et l’indice du sommet où un cycle impair est détecté sinon.<text:tab/></text:p>
      <text:p text:style-name="P4">Ceci a permit d’éviter d’avoir un tableau_peres erroné dans le cas où il y a un cycle pair imbriqué dans un cycle <text:span text:style-name="T18">im</text:span>pair, on perdait alors trace d’un élément du cycle.</text:p>
      <text:p text:style-name="P4">En faisant de cette manière, le tableau des peres n’est remplit uniquement si un cycle impair est trouvé, et ceci lors de la dérecursification.</text:p>
      <text:p text:style-name="P4"/>
      <text:p text:style-name="P11">Complexité:</text:p>
      <text:p text:style-name="P11">Il y aura au moins un appel sur chaque sommet (2 si ceci sont des cycles), on parcourt donc le graphe en <text:span text:style-name="T11">O(n). </text:span><text:span text:style-name="T9">Pour chaque cycle trouvé, on réalise une opération de «chainage» de ces sommets, en </text:span><text:span text:style-name="T11">O(α) </text:span><text:span text:style-name="T9">où </text:span><text:span text:style-name="T11">α </text:span><text:span text:style-name="T9">est le nombre de sommets du cycle trouvé.</text:span></text:p>
      <text:p text:style-name="P20"><text:span text:style-name="T9">Le coloriage des faces est ensuite réalisé en O(n).</text:span></text:p>
      <text:p text:style-name="P20"><text:span text:style-name="T9">La complexité globale est donc O(</text:span><text:span text:style-name="T11">α</text:span><text:span text:style-name="T9">n) soit </text:span><text:span text:style-name="T10">O(n²)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4:22:56.052557644</meta:creation-date>
    <dc:date>2019-04-18T22:03:00.808124499</dc:date>
    <meta:editing-duration>PT1H12M1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514" meta:character-count="3027" meta:non-whitespace-character-count="2546"/>
  </office:meta>
</office:document-meta>
</file>